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8" table:default-cell-style-name="ce7"/>
        <table:table-column table:style-name="co6" table:default-cell-style-name="ce7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table:number-columns-repeated="8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4"/>
          <table:table-cell table:style-name="Default" table:number-columns-repeated="8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4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5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 office:value-type="string" office:string-value="Image Path">
            <text:p>Image Path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 office:value-type="string" office:string-value="Image Position X">
            <text:p>Image Position X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 office:value-type="string" office:string-value="Image Position Y">
            <text:p>Image Position Y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 office:value-type="string" office:string-value="Rotation">
            <text:p>Rotation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 office:value-type="string" office:string-value="Speed">
            <text:p>Speed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Smok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6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table:table-column table:style-name="co9" table:default-cell-style-name="Default"/>
        <table:table-column table:style-name="co6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 table:number-rows-repeated="14">
          <table:table-cell table:style-name="ce2"/>
          <table:table-cell table:number-columns-repeated="12"/>
        </table:table-row>
        <table:table-row table:style-name="ro1" table:number-rows-repeated="655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office:forms form:automatic-focus="false" form:apply-design-mode="false"/>
        <table:table-column table:style-name="co6" table:default-cell-style-name="ce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1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7">08/27/2008</text:date>, <text:time>21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8-27T21:20:19</dc:date>
    <meta:editing-cycles>29</meta:editing-cycles>
    <meta:editing-duration>PT16H29M7S</meta:editing-duration>
    <meta:user-defined meta:name="Info 1"/>
    <meta:user-defined meta:name="Info 2"/>
    <meta:user-defined meta:name="Info 3"/>
    <meta:user-defined meta:name="Info 4"/>
    <meta:document-statistic meta:table-count="5" meta:cell-count="206"/>
  </office:meta>
</office:document-meta>
</file>